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7.2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6.925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default-cell-style-name="ce1"/>
        <table:table-row table:style-name="ro1">
          <table:table-cell table:style-name="ce2"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office:annotation draw:style-name="gr1" svg:width="2.899cm" svg:height="1.799cm" svg:x="14.641cm" svg:y="0cm" draw:caption-point-x="-0.61cm" draw:caption-point-y="0.01cm">
              <dc:creator>Jérôme Quelin</dc:creator>
              <dc:date>2026-03-06T11:04:00</dc:date>
              <text:p>Whether to add some bonus pilots at avg level for free</text:p>
            </office:annotation>
            <text:p>bonu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  <table:table-cell office:value-type="string" calcext:value-type="string">
            <text:p>Recon,Intel,Infra,Invasion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  <table:table-cell office:value-type="string" calcext:value-type="string">
            <text:p>Recon,Intel,Politics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  <table:table-cell office:value-type="string" calcext:value-type="string">
            <text:p>Recon,Intel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agle Leader</text:p>
          </table:table-cell>
          <table:table-cell office:value-type="string" calcext:value-type="string">
            <text:p>Recon,Intel,Infra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ulcrum Leader</text:p>
          </table:table-cell>
          <table:table-cell office:value-type="string" calcext:value-type="string">
            <text:p>Loyalty,Intel,Infra,Ops</text:p>
          </table:table-cell>
          <table:table-cell office:value-type="float" office:value="1" calcext:value-type="float">
            <office:annotation draw:style-name="gr1" svg:width="2.899cm" svg:height="1.799cm" svg:x="14.641cm" svg:y="2.112cm" draw:caption-point-x="-0.61cm" draw:caption-point-y="1.51cm">
              <dc:creator>Jérôme Quelin</dc:creator>
              <dc:date>2026-03-06T11:04:00</dc:date>
              <text:p>One GCI for free</text:p>
            </office:annotation>
            <text:p>1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ircraf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4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office:annotation draw:style-name="gr1" svg:width="2.899cm" svg:height="1.799cm" svg:x="19.317cm" svg:y="0cm" draw:caption-point-x="-0.61cm" draw:caption-point-y="0.01cm">
              <dc:creator>Jérôme Quelin</dc:creator>
              <dc:date>2026-02-11T00:00:00</dc:date>
              <text:p>Negative : gain SO</text:p>
            </office:annotation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office:annotation draw:style-name="gr1" svg:width="2.899cm" svg:height="2.966cm" svg:x="28.75cm" svg:y="0cm" draw:caption-point-x="-0.61cm" draw:caption-point-y="0.01cm">
              <dc:creator>Jérôme Quelin</dc:creator>
              <dc:date>2026-03-06T10:45:00</dc:date>
              <text:p>Bonus aircraft cannot be selected in squadron. However, there will be a bonus aircraft added.</text:p>
            </office:annotation>
            <text:p>bonus</text:p>
          </table:table-cell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8]*2" office:value-type="float" office:value="-2" calcext:value-type="float">
            <text:p>-2</text:p>
          </table:table-cell>
          <table:table-cell table:formula="of:=[.G98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drawooo:display="printer" svg:width="2.899cm" svg:height="1.799cm" svg:x="17.059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drawooo:display="printer" svg:width="2.899cm" svg:height="1.799cm" svg:x="17.059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drawooo:display="printer" svg:width="2.899cm" svg:height="1.799cm" svg:x="17.059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drawooo:display="printer" svg:width="2.899cm" svg:height="1.799cm" svg:x="17.059cm" svg:y="44.107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drawooo:display="printer" svg:width="2.899cm" svg:height="1.799cm" svg:x="17.059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drawooo:display="printer" svg:width="2.899cm" svg:height="1.799cm" svg:x="17.059cm" svg:y="45.46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drawooo:display="printer" svg:width="2.899cm" svg:height="1.799cm" svg:x="17.059cm" svg:y="46.365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drawooo:display="printer" svg:width="2.899cm" svg:height="1.799cm" svg:x="17.059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drawooo:display="printer" svg:width="2.899cm" svg:height="1.799cm" svg:x="17.059cm" svg:y="48.62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C Eagle</text:p>
          </table:table-cell>
          <table:table-cell office:value-type="float" office:value="1976" calcext:value-type="float">
            <text:p>19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office:annotation draw:style-name="gr1" drawooo:display="printer" svg:width="2.899cm" svg:height="1.799cm" svg:x="8.201cm" svg:y="57.202cm" draw:caption-point-x="-0.61cm" draw:caption-point-y="1.51cm">
              <dc:creator>Jérôme Quelin</dc:creator>
              <dc:date>2026-02-13T00:00:00</dc:date>
              <text:p>Air National Guard</text:p>
            </office:annotation>
            <text:p>ANG</text:p>
          </table:table-cell>
          <table:table-cell office:value-type="string" calcext:value-type="string">
            <text:p>A-7D Corsair II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6C Fighting Falcon</text:p>
          </table:table-cell>
          <table:table-cell office:value-type="float" office:value="1978" calcext:value-type="float">
            <text:p>1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5E Strike Eagle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EF-111 Raven</text:p>
          </table:table-cell>
          <table:table-cell office:value-type="float" office:value="1983" calcext:value-type="float">
            <text:p>1983</text:p>
          </table:table-cell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+AUS</text:p>
          </table:table-cell>
          <table:table-cell table:style-name="ce8" office:value-type="string" calcext:value-type="string">
            <text:p>EF-111F Aardvark</text:p>
          </table:table-cell>
          <table:table-cell office:value-type="float" office:value="1967" calcext:value-type="float">
            <text:p>1967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table:style-name="ce8" office:value-type="string" calcext:value-type="string">
            <text:p>F-16 ADF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4G Wild Weasel V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table:style-name="ce8" office:value-type="string" calcext:value-type="string">
            <text:p>CF-18 Hornet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Tornado GR.1A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table:style-name="ce8" office:value-type="string" calcext:value-type="string">
            <text:p><text:span text:style-name="T2">A-4K "</text:span>Kahu"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5J Eagle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GR1/3</text:p>
          </table:table-cell>
          <table:table-cell office:value-type="float" office:value="1979" calcext:value-type="float">
            <text:p>197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hantom FGR Mk2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ornado F1/3 (ADV)</text:p>
          </table:table-cell>
          <table:table-cell office:value-type="float" office:value="1981" calcext:value-type="float">
            <text:p>198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PECAT Jaguar</text:p>
          </table:table-cell>
          <table:table-cell office:value-type="float" office:value="1974" calcext:value-type="float">
            <text:p>1974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rnado IDS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hantom F4F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-104G</text:p>
          </table:table-cell>
          <table:table-cell office:value-type="float" office:value="1960" calcext:value-type="float">
            <text:p>1960</text:p>
          </table:table-cell>
          <table:table-cell office:value-type="float" office:value="1987" calcext:value-type="float">
            <text:p>198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16C Falcon</text:p>
          </table:table-cell>
          <table:table-cell office:value-type="float" office:value="1989" calcext:value-type="float">
            <text:p>198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1" calcext:value-type="float">
            <text:p>200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-4E Phantom II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-7H Corsair II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table:style-name="ce8" office:value-type="string" calcext:value-type="string">
            <text:p>F-102 Delta Dagger</text:p>
          </table:table-cell>
          <table:table-cell office:value-type="float" office:value="1969" calcext:value-type="float">
            <text:p>1969</text:p>
          </table:table-cell>
          <table:table-cell office:value-type="float" office:value="1977" calcext:value-type="float">
            <text:p>1977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ornado IDS</text:p>
          </table:table-cell>
          <table:table-cell office:value-type="float" office:value="1975" calcext:value-type="float">
            <text:p>19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-104S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</text:p>
          </table:table-cell>
          <table:table-cell office:value-type="float" office:value="1959" calcext:value-type="float">
            <text:p>1959</text:p>
          </table:table-cell>
          <table:table-cell office:value-type="float" office:value="1995" calcext:value-type="float">
            <text:p>1995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AMX A-11Bs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G.91Y</text:p>
          </table:table-cell>
          <table:table-cell office:value-type="float" office:value="1971" calcext:value-type="float">
            <text:p>1971</text:p>
          </table:table-cell>
          <table:table-cell office:value-type="float" office:value="1994" calcext:value-type="float">
            <text:p>199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F1C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Mirage IIIE</text:p>
          </table:table-cell>
          <table:table-cell office:value-type="float" office:value="1961" calcext:value-type="float">
            <text:p>1961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2000C</text:p>
          </table:table-cell>
          <table:table-cell office:value-type="float" office:value="1983" calcext:value-type="float">
            <text:p>198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EPECAT Jaguar</text:p>
          </table:table-cell>
          <table:table-cell office:value-type="float" office:value="1973" calcext:value-type="float">
            <text:p>1973</text:p>
          </table:table-cell>
          <table:table-cell office:value-type="float" office:value="2005" calcext:value-type="float">
            <text:p>20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5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-16C Falcon</text:p>
          </table:table-cell>
          <table:table-cell office:value-type="float" office:value="1979" calcext:value-type="float">
            <text:p>1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EF/A-18 Hornet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F-5 Tiger II</text:p>
          </table:table-cell>
          <table:table-cell office:value-type="float" office:value="1965" calcext:value-type="float">
            <text:p>1965</text:p>
          </table:table-cell>
          <table:table-cell office:value-type="float" office:value="2000" calcext:value-type="float">
            <text:p>200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table:style-name="ce8" office:value-type="string" calcext:value-type="string">
            <text:p>J-35 Draken</text:p>
          </table:table-cell>
          <table:table-cell office:value-type="float" office:value="1970" calcext:value-type="float">
            <text:p>1970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table:style-name="ce8" office:value-type="string" calcext:value-type="string">
            <text:p>Mirage 5BA</text:p>
          </table:table-cell>
          <table:table-cell office:value-type="float" office:value="1968" calcext:value-type="float">
            <text:p>1968</text:p>
          </table:table-cell>
          <table:table-cell office:value-type="float" office:value="1989" calcext:value-type="float">
            <text:p>198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A-7P Corsair II</text:p>
          </table:table-cell>
          <table:table-cell office:value-type="float" office:value="1981" calcext:value-type="float">
            <text:p>1981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table:style-name="ce8" office:value-type="string" calcext:value-type="string">
            <text:p>F-4E Phantom II</text:p>
          </table:table-cell>
          <table:table-cell office:value-type="float" office:value="1973" calcext:value-type="float">
            <text:p>1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0 Tigershark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T-21 Tomcat (ASF-14)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5 STOL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29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-16XL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18 HARV</text:p>
          </table:table-cell>
          <table:table-cell office:value-type="float" office:value="1987" calcext:value-type="float">
            <text:p>1987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X-31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table:style-name="ce8" office:value-type="string" calcext:value-type="string">
            <text:p>F-21 Lion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age G</text:p>
          </table:table-cell>
          <table:table-cell office:value-type="float" office:value="1967" calcext:value-type="float">
            <text:p>1967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 Kai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4EJ</text:p>
          </table:table-cell>
          <table:table-cell office:value-type="float" office:value="1971" calcext:value-type="float">
            <text:p>1971</text:p>
          </table:table-cell>
          <table:table-cell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5J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table:style-name="ce8" office:value-type="string" calcext:value-type="string">
            <text:p>F-104J</text:p>
          </table:table-cell>
          <table:table-cell office:value-type="float" office:value="1966" calcext:value-type="float">
            <text:p>1966</text:p>
          </table:table-cell>
          <table:table-cell office:value-type="float" office:value="1986" calcext:value-type="float">
            <text:p>198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-1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3ML "Flogger G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bis "Fishbed N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A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Yak-28PP "Brewer-E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u-126 "Moss"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 "Fencer"</text:p>
          </table:table-cell>
          <table:table-cell office:value-type="float" office:value="1974" calcext:value-type="float">
            <text:p>197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9 "Fulcrum C"</text:p>
          </table:table-cell>
          <table:table-cell office:value-type="float" office:value="1986" calcext:value-type="float">
            <text:p>1986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7 "Flogger J"</text:p>
          </table:table-cell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17M "Fitter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-50 "Mainstay"</text:p>
          </table:table-cell>
          <table:table-cell office:value-type="float" office:value="1984" calcext:value-type="float">
            <text:p>1984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Yak-38 "Forger"</text:p>
          </table:table-cell>
          <table:table-cell office:value-type="float" office:value="1976" calcext:value-type="float">
            <text:p>1976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table:style-name="ce8" office:value-type="string" calcext:value-type="string">
            <text:p>MR-600 "Top Sail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19 "Farmer"</text:p>
          </table:table-cell>
          <table:table-cell office:value-type="float" office:value="1955" calcext:value-type="float">
            <text:p>1955</text:p>
          </table:table-cell>
          <table:table-cell office:value-type="float" office:value="1974" calcext:value-type="float">
            <text:p>197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1F-13 "Fishbed C"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G-21PFM "Fishbed F"</text:p>
          </table:table-cell>
          <table:table-cell office:value-type="float" office:value="1968" calcext:value-type="float">
            <text:p>1968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25P/PD "Foxbat E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G-31 "Foxhoun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1MF "Fishbed J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u-22M "Fitter J"</text:p>
          </table:table-cell>
          <table:table-cell office:value-type="float" office:value="1977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BN "Flogger H"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G-23MF "Flogger B"</text:p>
          </table:table-cell>
          <table:table-cell office:value-type="float" office:value="1978" calcext:value-type="float">
            <text:p>1978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P-12/P-18 "Spoon Rest"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 "Fencer D"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7 "Flanker"</text:p>
          </table:table-cell>
          <table:table-cell office:value-type="float" office:value="1985" calcext:value-type="float">
            <text:p>198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-24MP "Fencer F"</text:p>
          </table:table-cell>
          <table:table-cell office:value-type="float" office:value="1983" calcext:value-type="float">
            <text:p>1983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henyang J-6 "Farmer"</text:p>
          </table:table-cell>
          <table:table-cell office:value-type="float" office:value="1966" calcext:value-type="float">
            <text:p>1966</text:p>
          </table:table-cell>
          <table:table-cell office:value-type="float" office:value="1991" calcext:value-type="float">
            <text:p>199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Chengdu J-7 "Fishcan"</text:p>
          </table:table-cell>
          <table:table-cell office:value-type="float" office:value="1969" calcext:value-type="float">
            <text:p>1969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Nanchang Q-5 "Fantan"</text:p>
          </table:table-cell>
          <table:table-cell office:value-type="float" office:value="1970" calcext:value-type="float">
            <text:p>1970</text:p>
          </table:table-cell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-35/37 "Bar Lock"</text:p>
          </table:table-cell>
          <table:table-cell office:value-type="float" office:value="1958" calcext:value-type="float">
            <text:p>1958</text:p>
          </table:table-cell>
          <table:table-cell office:value-type="float" office:value="1991" calcext:value-type="float">
            <text:p>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3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ilot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8"/>
        <table:table-column table:style-name="co3" table:default-cell-style-name="ce8"/>
        <table:table-column table:style-name="co8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20.21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n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-Cub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imp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un Bun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uc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-7D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ench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amo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ffs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peedy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F-16C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th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kimbl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dge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izzl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udrock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ecker</text:p>
          </table:table-cell>
          <table:table-cell office:value-type="string" calcext:value-type="string">
            <text:p>F-15E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F-15C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EF-111 R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rch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ncho (Gringo)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oon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Tarheel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F-16 A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flamme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F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aines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rwell</text:p>
          </table:table-cell>
          <table:table-cell office:value-type="string" calcext:value-type="string">
            <text:p>Tornado GR.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A-4K "Kahu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anc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ka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co</text:p>
          </table:table-cell>
          <table:table-cell office:value-type="string" calcext:value-type="string">
            <text:p>EF-111F Aardv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nban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Fujiwara</text:p>
          </table:table-cell>
          <table:table-cell office:value-type="string" calcext:value-type="string">
            <text:p>F-15J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amer</text:p>
          </table:table-cell>
          <table:table-cell office:value-type="string" calcext:value-type="string">
            <text:p>F-4G Wild Weasel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ornado GR1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oray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ones</text:p>
          </table:table-cell>
          <table:table-cell table:style-name="Default" office:value-type="string" calcext:value-type="string">
            <text:p>Phantom FGR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eagrave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ornado F1/3 (A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ent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ge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’Brien</text:p>
          </table:table-cell>
          <table:table-cell table:style-name="Default"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shue</text:p>
          </table:table-cell>
          <table:table-cell table:style-name="Default"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lland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egel</text:p>
          </table:table-cell>
          <table:table-cell table:style-name="Default" office:value-type="string" calcext:value-type="string">
            <text:p>Phantom F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oenig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-10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stasopoul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Bouldi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Katehos</text:p>
          </table:table-cell>
          <table:table-cell table:style-name="Default"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appanast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alani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imiadi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taxas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hoconak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nagil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akrotsis</text:p>
          </table:table-cell>
          <table:table-cell table:style-name="Default" office:value-type="string" calcext:value-type="string">
            <text:p>A-7H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Stasin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azopoulos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Tornado 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elard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dreozzi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vera</text:p>
          </table:table-cell>
          <table:table-cell table:style-name="Default" office:value-type="string" calcext:value-type="string">
            <text:p>F-10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icotera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carpelli</text:p>
          </table:table-cell>
          <table:table-cell office:value-type="string" calcext:value-type="string">
            <text:p>G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giaracina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aultieri</text:p>
          </table:table-cell>
          <table:table-cell office:value-type="string" calcext:value-type="string">
            <text:p>AMX A-11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aponer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ta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G.91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val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urent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reau</text:p>
          </table:table-cell>
          <table:table-cell table:style-name="Default"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iround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Chanc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rne</text:p>
          </table:table-cell>
          <table:table-cell office:value-type="string" calcext:value-type="string">
            <text:p>Mirage II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meroy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nger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irage 200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onneau</text:p>
          </table:table-cell>
          <table:table-cell office:value-type="string" calcext:value-type="string">
            <text:p>Mirage F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uquense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Mirag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EPECAT Jagu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trijker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Van Pelt</text:p>
          </table:table-cell>
          <table:table-cell office:value-type="string" calcext:value-type="string">
            <text:p>F-16C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EF/A-18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nd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ugen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ss</text:p>
          </table:table-cell>
          <table:table-cell office:value-type="string" calcext:value-type="string">
            <text:p>F-5 Tig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horma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Jeppsen</text:p>
          </table:table-cell>
          <table:table-cell office:value-type="string" calcext:value-type="string">
            <text:p>J-35 Dr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ooper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ogaert</text:p>
          </table:table-cell>
          <table:table-cell office:value-type="string" calcext:value-type="string">
            <text:p>Mirage 5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-7P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Minor NA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F-4E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ocfather</text:p>
          </table:table-cell>
          <table:table-cell office:value-type="string" calcext:value-type="string">
            <text:p>F-20 Tigers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lutton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di</text:p>
          </table:table-cell>
          <table:table-cell office:value-type="string" calcext:value-type="string">
            <text:p>AST-21 Tomcat (ASF-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gahit</text:p>
          </table:table-cell>
          <table:table-cell office:value-type="string" calcext:value-type="string">
            <text:p>F-15 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F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rath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oper</text:p>
          </table:table-cell>
          <table:table-cell table:style-name="Default" office:value-type="string" calcext:value-type="string">
            <text:p>F-16X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F-18 HA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X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henna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edim</text:p>
          </table:table-cell>
          <table:table-cell office:value-type="string" calcext:value-type="string">
            <text:p>F-21 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auros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dBeard</text:p>
          </table:table-cell>
          <table:table-cell office:value-type="string" calcext:value-type="string">
            <text:p>Mirage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it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keda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usinagi</text:p>
          </table:table-cell>
          <table:table-cell table:style-name="Default" office:value-type="string" calcext:value-type="string">
            <text:p>F-4EJ K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ominosuke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awa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htani</text:p>
          </table:table-cell>
          <table:table-cell table:style-name="Default" office:value-type="string" calcext:value-type="string">
            <text:p>F-4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himada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oshino</text:p>
          </table:table-cell>
          <table:table-cell office:value-type="string" calcext:value-type="string">
            <text:p>F-15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Uchiyam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F-104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rakawa</text:p>
          </table:table-cell>
          <table:table-cell office:value-type="string" calcext:value-type="string">
            <text:p>F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1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2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3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4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5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gon 206</text:p>
          </table:table-cell>
          <table:table-cell table:style-name="Default" office:value-type="string" calcext:value-type="string">
            <text:p>MiG-23ML "Flogger G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1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2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3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4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5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razier 306</text:p>
          </table:table-cell>
          <table:table-cell table:style-name="Default" office:value-type="string" calcext:value-type="string">
            <text:p>MiG-21bis "Fishbed 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ble 50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olt 13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Fable 14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olf 15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ist 16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ilver 17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1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opaz 702</text:p>
          </table:table-cell>
          <table:table-cell table:style-name="Default" office:value-type="string" calcext:value-type="string">
            <text:p>Yak-28PP "Brewer-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arab 801</text:p>
          </table:table-cell>
          <table:table-cell table:style-name="Default" office:value-type="string" calcext:value-type="string">
            <text:p>Tu-126 "Moss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1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2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3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4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5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Talisman 406</text:p>
          </table:table-cell>
          <table:table-cell table:style-name="Default" office:value-type="string" calcext:value-type="string">
            <text:p>Su-24 "Fenc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3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4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5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6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7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8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09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0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1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nyx 112</text:p>
          </table:table-cell>
          <table:table-cell table:style-name="Default" office:value-type="string" calcext:value-type="string">
            <text:p>MiG-29 "Fulcrum 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1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2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3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4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5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Obsidian 146</text:p>
          </table:table-cell>
          <table:table-cell table:style-name="Default" office:value-type="string" calcext:value-type="string">
            <text:p>MiG-29 "Fulcrum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1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2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3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4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5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rebird 246</text:p>
          </table:table-cell>
          <table:table-cell table:style-name="Default" office:value-type="string" calcext:value-type="string">
            <text:p>MiG-27 "Flogg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1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2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3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4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5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rnet 446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1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ocle 902</text:p>
          </table:table-cell>
          <table:table-cell table:style-name="Default" office:value-type="string" calcext:value-type="string">
            <text:p>A-50 "Mainstay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Bagram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öth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in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3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4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5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6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7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8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09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0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1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Apollon 1212</text:p>
          </table:table-cell>
          <table:table-cell office:value-type="string" calcext:value-type="string">
            <text:p>Yak-38 "Forg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MR-600 "Top Sail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1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2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3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4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5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6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Mystic 607</text:p>
          </table:table-cell>
          <table:table-cell table:style-name="Default" office:value-type="string" calcext:value-type="string">
            <text:p>MiG-19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1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2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3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4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5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6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7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Censer 1008</text:p>
          </table:table-cell>
          <table:table-cell table:style-name="Default" office:value-type="string" calcext:value-type="string">
            <text:p>MiG-21F-13 "Fishbed 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Fayid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s Gharib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euton 10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ance 12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1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2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3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Zephyr 154</text:p>
          </table:table-cell>
          <table:table-cell table:style-name="Default" office:value-type="string" calcext:value-type="string">
            <text:p>MiG-21PFM "Fishbed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er 17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oleniow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1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2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3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4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5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ctre 606</text:p>
          </table:table-cell>
          <table:table-cell table:style-name="Default" office:value-type="string" calcext:value-type="string">
            <text:p>MiG-25P/PD "Foxbat 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1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2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3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4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5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Wraith 386</text:p>
          </table:table-cell>
          <table:table-cell table:style-name="Default" office:value-type="string" calcext:value-type="string">
            <text:p>MiG-31 "Foxhoun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nchegorsk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Chuguevk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1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2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3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table:style-name="Default" office:value-type="string" calcext:value-type="string">
            <text:p>Bracer 404</text:p>
          </table:table-cell>
          <table:table-cell table:style-name="Default" office:value-type="string" calcext:value-type="string">
            <text:p>MiG-21MF "Fishbed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1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2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3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ngmail 444</text:p>
          </table:table-cell>
          <table:table-cell table:style-name="Default" office:value-type="string" calcext:value-type="string">
            <text:p>Su-22M "Fitter J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1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2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3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orpal 524</text:p>
          </table:table-cell>
          <table:table-cell table:style-name="Default" office:value-type="string" calcext:value-type="string">
            <text:p>MiG-23BN "Flogger H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1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2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3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Dracul 584</text:p>
          </table:table-cell>
          <table:table-cell table:style-name="Default" office:value-type="string" calcext:value-type="string">
            <text:p>MiG-23MF "Flogger 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avnets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aszar</text:p>
          </table:table-cell>
          <table:table-cell table:style-name="Default" office:value-type="string" calcext:value-type="string">
            <text:p>P-12/P-18 "Spoon Res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1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2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3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4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5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auntlet 626</text:p>
          </table:table-cell>
          <table:table-cell office:value-type="string" calcext:value-type="string">
            <text:p>Su-24M "Fencer 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1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2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3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4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5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cion 526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Holdfast 1801</text:p>
          </table:table-cell>
          <table:table-cell table:style-name="Default" office:value-type="string" calcext:value-type="string">
            <text:p>Su-24MP "Fencer F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krunda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1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2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3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4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Minjie 825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1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2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3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4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ongma 855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1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2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3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4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Feilong 885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Xiamen</text:p>
          </table:table-cell>
          <table:table-cell table:style-name="Default" office:value-type="string" calcext:value-type="string">
            <text:p>P-35/37 "Bar Lock"</text:p>
          </table:table-cell>
          <table:table-cell table:number-columns-repeated="3"/>
        </table:table-row>
        <table:table-row table:style-name="ro1" table:number-rows-repeated="1047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4" table:number-columns-repeated="2" table:default-cell-style-name="ce2"/>
        <table:table-column table:style-name="co9" table:default-cell-style-name="ce8"/>
        <table:table-column table:style-name="co4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3" table:default-cell-style-name="ce2"/>
        <table:table-column table:style-name="co4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19.669cm" svg:y="0cm" draw:caption-point-x="-0.61cm" draw:caption-point-y="0.01cm">
              <dc:creator>Jérôme Quelin</dc:creator>
              <dc:date>2026-02-11T00:00:00</dc:date>
              <text:p>1 : Introductory</text:p>
              <text:p>2 : Standard</text:p>
              <text:p>3 : Skilled</text:p>
              <text:p>4 : Expert</text:p>
            </office:annotation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lailing b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rezhnev’s w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d flag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final gambi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A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l Dorado cany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+U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Poor bloody interdictio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Das Vaterlan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W+RAF</text:p>
          </table:table-cell>
          <table:table-cell office:value-type="string" calcext:value-type="string">
            <text:p>Soviet reclama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Vorvolakis hunter 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peration Artemis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Stray dog’s reven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mascus ste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pine spea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ptune’s infern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efense of Franc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ybian repris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Warsaw pact collaps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uture war 198X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S+AUS+J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Hokkaid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Defense of the home island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S+AUS+J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ter the Fulcr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7 days to the Rhi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e-empting N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lkan interven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xercise Zapad-8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da flashpoin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1</text:p>
          </table:table-cell>
          <table:table-cell office:value-type="string" calcext:value-type="string">
            <text:p>Able archer centr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arsaw 2</text:p>
          </table:table-cell>
          <table:table-cell office:value-type="string" calcext:value-type="string">
            <text:p>Able archer sou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le archer nort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Baltic interven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 table:number-rows-repeated="10484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8" table:default-cell-style-name="ce2"/>
        <table:table-column table:style-name="co14" table:default-cell-style-name="ce2"/>
        <table:table-column table:style-name="co15" table:default-cell-style-name="ce8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office:annotation draw:style-name="gr1" svg:width="2.899cm" svg:height="1.799cm" svg:x="20.454cm" svg:y="0cm" draw:caption-point-x="-0.61cm" draw:caption-point-y="0.01cm">
              <dc:creator>Jérôme Quelin</dc:creator>
              <dc:date>2026-03-06T09:59:00</dc:date>
              <text:p>Exact match or starts with (ignore case)</text:p>
            </office:annotation>
            <text:p>aircraft</text:p>
          </table:table-cell>
          <table:table-cell office:value-type="string" calcext:value-type="string">
            <text:p>nb fixed</text:p>
          </table:table-cell>
          <table:table-cell office:value-type="string" calcext:value-type="string">
            <text:p>nb 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hasing Dushm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nctuary Pakista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ble archer As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Montreux’s gho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Settling Olo score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Closing the gap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atlan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38 "Forg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Able archer pacif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17M "Fit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Tipping the scale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erial attri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venge for Cub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Operation Kavraz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 frayed curtai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Fielding the foxhound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rctic interceptor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Project Dark Gen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terceptors</text:p>
          </table:table-cell>
          <table:table-cell office:value-type="string" calcext:value-type="string">
            <text:p>Able archer balt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Above the arcti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Sino-Vietnam w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p chequerboar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Our flesh and bloo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Su-27 "Flanker"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Paracel conflic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Shenyang J-6 "Farm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Chengdu J-7 "Fishc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C</text:p>
          </table:table-cell>
          <table:table-cell table:style-name="Default" office:value-type="string" calcext:value-type="string">
            <text:p>Nanchang Q-5 "Fanta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g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u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ar east</text:p>
          </table:table-cell>
          <table:table-cell office:value-type="string" calcext:value-type="string">
            <text:p>Red desert storm I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ak-28PP</text:p>
          </table:table-cell>
          <table:table-cell table:number-columns-repeated="1018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8" table:default-cell-style-name="ce2"/>
        <table:table-column table:style-name="co19" table:default-cell-style-name="ce2"/>
        <table:table-column table:style-name="co20" table:default-cell-style-name="ce8"/>
        <table:table-column table:style-name="co21" table:number-columns-repeated="2" table:default-cell-style-name="ce2"/>
        <table:table-column table:style-name="co22" table:default-cell-style-name="ce2"/>
        <table:table-column table:style-name="co16" table:default-cell-style-name="ce2"/>
        <table:table-column table:style-name="co4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Neutralizing 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7 "Flank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 "Fencer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 "Fencer D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W edge</text:p>
          </table:table-cell>
          <table:table-cell office:value-type="string" calcext:value-type="string">
            <text:p>Seizing the strait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SR</text:p>
          </table:table-cell>
          <table:table-cell table:style-name="Default" office:value-type="string" calcext:value-type="string">
            <text:p>Su-24MP "Fencer F"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227" table:display-filter-buttons="true" table:orientation="column">
          <table:filter>
            <table:filter-and>
              <table:filter-condition table:value="Su-27 &quot;Flanker&quot;" table:operator="=" table:field-number="3"/>
            </table:filter-and>
          </table:filter>
        </table:database-range>
        <table:database-range table:name="__Anonymous_Sheet_DB__2" table:target-range-address="pilots.A1:pilots.H1106" table:display-filter-buttons="true"/>
        <table:database-range table:name="__Anonymous_Sheet_DB__3" table:target-range-address="campaigns.A1:campaigns.O16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473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09:24:54.323544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6-03-06T13:33:29.874056110</dc:date>
    <meta:editing-duration>P11DT5H53M57S</meta:editing-duration>
    <meta:editing-cycles>255</meta:editing-cycles>
    <meta:generator>LibreOffice/24.2.7.2$Linux_X86_64 LibreOffice_project/420$Build-2</meta:generator>
    <dc:creator>Jérôme Quelin</dc:creator>
    <meta:document-statistic meta:table-count="7" meta:cell-count="13361" meta:object-count="0"/>
  </office:meta>
</office:document-meta>
</file>